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CarOpsIS" style:family="table">
      <style:table-properties style:width="6.925in" table:align="margins"/>
    </style:style>
    <style:style style:name="CarOpsIS.A" style:family="table-column">
      <style:table-column-properties style:column-width="3.4625in" style:rel-column-width="32767*"/>
    </style:style>
    <style:style style:name="CarOpsIS.B" style:family="table-column">
      <style:table-column-properties style:column-width="3.4625in" style:rel-column-width="32768*"/>
    </style:style>
    <style:style style:name="CarOpsIS.A1" style:family="table-cell">
      <style:table-cell-properties fo:padding="0.0201in" fo:border-left="0.05pt solid #000000" fo:border-right="none" fo:border-top="0.05pt solid #000000" fo:border-bottom="none" style:writing-mode="page"/>
    </style:style>
    <style:style style:name="CarOpsIS.B1" style:family="table-cell">
      <style:table-cell-properties fo:padding="0.0201in" fo:border-left="none" fo:border-right="0.05pt solid #000000" fo:border-top="0.05pt solid #000000" fo:border-bottom="none" style:writing-mode="page"/>
    </style:style>
    <style:style style:name="CarOpsIS.A2" style:family="table-cell">
      <style:table-cell-properties fo:padding="0.0201in" fo:border-left="0.05pt solid #000000" fo:border-right="none" fo:border-top="none" fo:border-bottom="none" style:writing-mode="page"/>
    </style:style>
    <style:style style:name="CarOpsIS.B2" style:family="table-cell">
      <style:table-cell-properties fo:padding="0.0201in" fo:border-left="none" fo:border-right="0.05pt solid #000000" fo:border-top="none" fo:border-bottom="none" style:writing-mode="page"/>
    </style:style>
    <style:style style:name="CarOpsIS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CarOpsIS.B5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P1" style:family="paragraph" style:parent-style-name="Footer">
      <style:text-properties fo:language="el" fo:country="GR" officeooo:rsid="0012d774" officeooo:paragraph-rsid="0012d774"/>
    </style:style>
    <style:style style:name="P2" style:family="paragraph" style:parent-style-name="Table">
      <style:paragraph-properties fo:text-align="center" style:justify-single-word="false" fo:keep-with-next="always"/>
      <style:text-properties fo:font-size="16pt" fo:language="el" fo:country="GR" fo:font-style="normal" fo:font-weight="bold" officeooo:rsid="0012d774" officeooo:paragraph-rsid="0012d774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Table_20_Contents">
      <style:text-properties fo:font-size="14pt" fo:font-weight="bold" officeooo:rsid="0012d774" officeooo:paragraph-rsid="0012d774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font-size="14pt" fo:language="el" fo:country="GR" officeooo:rsid="0012d774" officeooo:paragraph-rsid="0012d774" style:font-size-asian="14pt" style:font-size-complex="14pt"/>
    </style:style>
    <style:style style:name="P5" style:family="paragraph" style:parent-style-name="Table_20_Contents" style:list-style-name="L1">
      <style:text-properties fo:font-size="14pt" fo:language="el" fo:country="GR" style:text-underline-style="solid" style:text-underline-width="auto" style:text-underline-color="font-color" fo:font-weight="bold" officeooo:rsid="0012d774" officeooo:paragraph-rsid="0012d774" style:font-size-asian="14pt" style:font-weight-asian="bold" style:font-size-complex="14pt" style:font-weight-complex="bold"/>
    </style:style>
    <style:style style:name="P6" style:family="paragraph" style:parent-style-name="Table_20_Contents" style:list-style-name="L1">
      <style:text-properties fo:font-size="14pt" fo:language="el" fo:country="GR" officeooo:rsid="0012d774" officeooo:paragraph-rsid="0012d774" style:font-size-asian="14pt" style:font-size-complex="14pt"/>
    </style:style>
    <style:style style:name="P7" style:family="paragraph" style:parent-style-name="Table_20_Contents" style:list-style-name="L2">
      <style:text-properties fo:font-size="14pt" fo:language="el" fo:country="GR" officeooo:rsid="0012d774" officeooo:paragraph-rsid="0012d774" style:font-size-asian="14pt" style:font-size-complex="14pt"/>
    </style:style>
    <style:style style:name="P8" style:family="paragraph" style:parent-style-name="Table_20_Contents" style:list-style-name="L3">
      <style:text-properties fo:font-size="14pt" fo:language="el" fo:country="GR" officeooo:rsid="0012d774" officeooo:paragraph-rsid="0012d774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officeooo:rsid="001673e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Αίτηση συστήματος – <text:span text:style-name="T1">Car Ops IS</text:span></text:p>
      <table:table table:name="CarOpsIS" table:style-name="CarOpsIS">
        <table:table-column table:style-name="CarOpsIS.A"/>
        <table:table-column table:style-name="CarOpsIS.B"/>
        <table:table-row>
          <table:table-cell table:style-name="CarOpsIS.A1" office:value-type="string">
            <text:p text:style-name="P3">Project Sponsor</text:p>
          </table:table-cell>
          <table:table-cell table:style-name="CarOpsIS.B1" office:value-type="string">
            <text:p text:style-name="P4">Διεύθυνση <text:span text:style-name="T1">Car Ops (</text:span>Ιδιοκτήτες)</text:p>
          </table:table-cell>
        </table:table-row>
        <table:table-row>
          <table:table-cell table:style-name="CarOpsIS.A2" office:value-type="string">
            <text:p text:style-name="P3">Business need</text:p>
          </table:table-cell>
          <table:table-cell table:style-name="CarOpsIS.B2" office:value-type="string">
            <text:list text:style-name="L1">
              <text:list-header>
                <text:p text:style-name="P5">Αντιμετώπιση Προβλήματος</text:p>
              </text:list-header>
              <text:list-item>
                <text:p text:style-name="P6">Να μην απασχολούνται οι μηχανικοί με όλες τις εργασίες της επιχείρησης (διάγνωση βλάβης και επισκευή του οχήματος)</text:p>
              </text:list-item>
              <text:list-item>
                <text:p text:style-name="P6">Να μην υπάρχει αναμονή πελατών και συνεπώς συνωστισμός στην είσοδο του συνεργείου</text:p>
              </text:list-item>
              <text:list-item>
                <text:p text:style-name="P6">Να μην υπάρχουν αποκλίσεις στον διαγνωστικό έλεγχο των οχημάτων</text:p>
              </text:list-item>
              <text:list-item>
                <text:p text:style-name="P6">Αποφυγή άδικης αντιμετώπισης των πελατών</text:p>
              </text:list-item>
              <text:list-item>
                <text:p text:style-name="P6">Αποτελεσματικότερη και γρηγορότερη εξυπηρέτηση περισσότερων πελατών</text:p>
                <text:p text:style-name="P5">Βελτίωση Οργανισμού</text:p>
              </text:list-item>
              <text:list-item>
                <text:p text:style-name="P6">Βελτίωση ροής εργασίας των μηχανικών</text:p>
              </text:list-item>
              <text:list-item>
                <text:p text:style-name="P6">Βελτίωση επιχειρηματικών διαδικασιών (καλύτερος συντονισμός εργασιών και σωστός υπολογισμός κόστους)</text:p>
              </text:list-item>
            </text:list>
          </table:table-cell>
        </table:table-row>
        <table:table-row>
          <table:table-cell table:style-name="CarOpsIS.A2" office:value-type="string">
            <text:p text:style-name="P3">Business Requirements</text:p>
          </table:table-cell>
          <table:table-cell table:style-name="CarOpsIS.B2" office:value-type="string">
            <text:list text:style-name="L2">
              <text:list-item>
                <text:p text:style-name="P7">Δυνατότητα καταχώρισης των στοιχείων του πελάτη στο σύστημα</text:p>
              </text:list-item>
              <text:list-item>
                <text:p text:style-name="P7">Δυνατότητα υπολογισμού του κόστους της βλάβης και της εκτιμώμενης διάρκειας επισκευής</text:p>
              </text:list-item>
              <text:list-item>
                <text:p text:style-name="P7">Δυνατότητα βελτίωσης της διαδικασίας επισκευής του οχήματος</text:p>
              </text:list-item>
            </text:list>
          </table:table-cell>
        </table:table-row>
        <table:table-row>
          <table:table-cell table:style-name="CarOpsIS.A2" office:value-type="string">
            <text:p text:style-name="P3">Business Value</text:p>
          </table:table-cell>
          <table:table-cell table:style-name="CarOpsIS.B2" office:value-type="string">
            <text:p text:style-name="P4">Αύξηση του ετήσιου τζίρου περίπου κατά 20%</text:p>
          </table:table-cell>
        </table:table-row>
        <table:table-row>
          <table:table-cell table:style-name="CarOpsIS.A5" office:value-type="string">
            <text:p text:style-name="P3">Special Issues or Constraints</text:p>
          </table:table-cell>
          <table:table-cell table:style-name="CarOpsIS.B5" office:value-type="string">
            <text:list text:style-name="L3">
              <text:list-item>
                <text:p text:style-name="P8">Το σύστημα πρέπει να έχει παραδοθεί και να βρίσκεται σε λειτουργία έως τον Ιούνιο*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language="el" fo:country="GR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el" fo:country="GR" officeooo:rsid="0012d774" officeooo:paragraph-rsid="0012d774"/>
    </style:style>
    <style:style style:name="MT1" style:family="text">
      <style:text-properties officeooo:rsid="001673e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*<text:span text:style-name="MT1">έχουμε υποθέσει</text:span> ότι το σύστημα πρέπει να παραδοθεί μέχρι τον Ιούνιο.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3T20:12:47.545000000</meta:creation-date>
    <meta:generator>LibreOffice/7.4.1.2$Windows_X86_64 LibreOffice_project/3c58a8f3a960df8bc8fd77b461821e42c061c5f0</meta:generator>
    <dc:date>2023-04-04T20:52:00.965000000</dc:date>
    <meta:editing-duration>PT1H39M17S</meta:editing-duration>
    <meta:editing-cycles>3</meta:editing-cycles>
    <meta:document-statistic meta:table-count="1" meta:image-count="0" meta:object-count="0" meta:page-count="1" meta:paragraph-count="22" meta:word-count="160" meta:character-count="1105" meta:non-whitespace-character-count="979"/>
  </office:meta>
</office:document-meta>
</file>